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d32" officeooo:paragraph-rsid="001c7d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@student9:~$ mysql -u root -p mysql</text:p>
      <text:p text:style-name="P1">Enter password: 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Welcome to the MySQL monitor. <text:s/>Commands end with ; or \g.</text:p>
      <text:p text:style-name="P1">Your MySQL connection id is 9</text:p>
      <text:p text:style-name="P1"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IT <text:s text:c="16"/>|</text:p>
      <text:p text:style-name="P1">| IT_stud <text:s text:c="11"/>|</text:p>
      <text:p text:style-name="P1">| Information <text:s text:c="7"/>|</text:p>
      <text:p text:style-name="P1">| S3batch <text:s text:c="11"/>|</text:p>
      <text:p text:style-name="P1">| batch <text:s text:c="13"/>|</text:p>
      <text:p text:style-name="P1">| books <text:s text:c="13"/>|</text:p>
      <text:p text:style-name="P1">| emp <text:s text:c="15"/>|</text:p>
      <text:p text:style-name="P1">| etc <text:s text:c="15"/>|</text:p>
      <text:p text:style-name="P1">| information <text:s text:c="7"/>|</text:p>
      <text:p text:style-name="P1">| mysql <text:s text:c="13"/>|</text:p>
      <text:p text:style-name="P1">| performance_schema |</text:p>
      <text:p text:style-name="P1">| person <text:s text:c="12"/>|</text:p>
      <text:p text:style-name="P1">| s1batch <text:s text:c="11"/>|</text:p>
      <text:p text:style-name="P1">| s4_batch <text:s text:c="10"/>|</text:p>
      <text:p text:style-name="P1">| shweta <text:s text:c="12"/>|</text:p>
      <text:p text:style-name="P1">| shweta1 <text:s text:c="11"/>|</text:p>
      <text:p text:style-name="P1">| staff <text:s text:c="13"/>|</text:p>
      <text:p text:style-name="P1">| stud <text:s text:c="14"/>|</text:p>
      <text:p text:style-name="P1">| stud1 <text:s text:c="13"/>|</text:p>
      <text:p text:style-name="P1">| sys <text:s text:c="15"/>|</text:p>
      <text:p text:style-name="P1">+--------------------+</text:p>
      <text:p text:style-name="P1">21 rows in set (0.00 sec)</text:p>
      <text:p text:style-name="P1"/>
      <text:p text:style-name="P1">mysql&gt; SHOW TABLES;</text:p>
      <text:p text:style-name="P1">+---------------------------+</text:p>
      <text:p text:style-name="P1">| Tables_in_mysql <text:s text:c="10"/>|</text:p>
      <text:p text:style-name="P1">+---------------------------+</text:p>
      <text:p text:style-name="P1">| IT_st <text:s text:c="20"/>|</text:p>
      <text:p text:style-name="P1">| IT_stu <text:s text:c="19"/>|</text:p>
      <text:p text:style-name="P1">| IT_stud <text:s text:c="18"/>|</text:p>
      <text:p text:style-name="P1"><text:soft-page-break/>| columns_priv <text:s text:c="13"/>|</text:p>
      <text:p text:style-name="P1">| componenets <text:s text:c="14"/>|</text:p>
      <text:p text:style-name="P1">| components <text:s text:c="15"/>|</text:p>
      <text:p text:style-name="P1">| course <text:s text:c="19"/>|</text:p>
      <text:p text:style-name="P1">| db <text:s text:c="23"/>|</text:p>
      <text:p text:style-name="P1">| employee <text:s text:c="17"/>|</text:p>
      <text:p text:style-name="P1">| engine_cost <text:s text:c="14"/>|</text:p>
      <text:p text:style-name="P1">| event <text:s text:c="20"/>|</text:p>
      <text:p text:style-name="P1">| func <text:s text:c="21"/>|</text:p>
      <text:p text:style-name="P1">| general_log <text:s text:c="14"/>|</text:p>
      <text:p text:style-name="P1">| gtid_executed <text:s text:c="12"/>|</text:p>
      <text:p text:style-name="P1">| help_category <text:s text:c="12"/>|</text:p>
      <text:p text:style-name="P1">| help_keyword <text:s text:c="13"/>|</text:p>
      <text:p text:style-name="P1">| help_relation <text:s text:c="12"/>|</text:p>
      <text:p text:style-name="P1">| help_topic <text:s text:c="15"/>|</text:p>
      <text:p text:style-name="P1">| innodb_index_stats <text:s text:c="7"/>|</text:p>
      <text:p text:style-name="P1">| innodb_table_stats <text:s text:c="7"/>|</text:p>
      <text:p text:style-name="P1">| library <text:s text:c="18"/>|</text:p>
      <text:p text:style-name="P1">| name <text:s text:c="21"/>|</text:p>
      <text:p text:style-name="P1">| ndb_binlog_index <text:s text:c="9"/>|</text:p>
      <text:p text:style-name="P1">| plugin <text:s text:c="19"/>|</text:p>
      <text:p text:style-name="P1">| proc <text:s text:c="21"/>|</text:p>
      <text:p text:style-name="P1">| procs_priv <text:s text:c="15"/>|</text:p>
      <text:p text:style-name="P1">| proxies_priv <text:s text:c="13"/>|</text:p>
      <text:p text:style-name="P1">| salary_view <text:s text:c="14"/>|</text:p>
      <text:p text:style-name="P1">| server_cost <text:s text:c="14"/>|</text:p>
      <text:p text:style-name="P1">| servers <text:s text:c="18"/>|</text:p>
      <text:p text:style-name="P1">| shweta <text:s text:c="19"/>|</text:p>
      <text:p text:style-name="P1">| sid_cid <text:s text:c="18"/>|</text:p>
      <text:p text:style-name="P1">| slave_master_info <text:s text:c="8"/>|</text:p>
      <text:p text:style-name="P1">| slave_relay_log_info <text:s text:c="5"/>|</text:p>
      <text:p text:style-name="P1">| slave_worker_info <text:s text:c="8"/>|</text:p>
      <text:p text:style-name="P1">| slow_log <text:s text:c="17"/>|</text:p>
      <text:p text:style-name="P1">| staff <text:s text:c="20"/>|</text:p>
      <text:p text:style-name="P1">| student <text:s text:c="18"/>|</text:p>
      <text:p text:style-name="P1">| tables_priv <text:s text:c="14"/>|</text:p>
      <text:p text:style-name="P1">| time_zone <text:s text:c="16"/>|</text:p>
      <text:p text:style-name="P1">| time_zone_leap_second <text:s text:c="4"/>|</text:p>
      <text:p text:style-name="P1">| time_zone_name <text:s text:c="11"/>|</text:p>
      <text:p text:style-name="P1">| time_zone_transition <text:s text:c="5"/>|</text:p>
      <text:p text:style-name="P1">| time_zone_transition_type |</text:p>
      <text:p text:style-name="P1">| user <text:s text:c="21"/>|</text:p>
      <text:p text:style-name="P1">+---------------------------+</text:p>
      <text:p text:style-name="P1">45 rows in set (0.00 sec)</text:p>
      <text:p text:style-name="P1"/>
      <text:p text:style-name="P1">mysql&gt; use employee;</text:p>
      <text:p text:style-name="P1">ERROR 1049 (42000): Unknown database 'employee'</text:p>
      <text:p text:style-name="P1">mysql&gt; use employee</text:p>
      <text:p text:style-name="P1">ERROR 1049 (42000): Unknown database 'employee'</text:p>
      <text:p text:style-name="P1">mysql&gt; use IT</text:p>
      <text:p text:style-name="P1">Reading table information for completion of table and column names</text:p>
      <text:p text:style-name="P1">You can turn off this feature to get a quicker startup with -A</text:p>
      <text:p text:style-name="P1"><text:soft-page-break/></text:p>
      <text:p text:style-name="P1">Database changed</text:p>
      <text:p text:style-name="P1">mysql&gt; <text:s/>delimiter $$</text:p>
      <text:p text:style-name="P1">mysql&gt; create prodecure getname()</text:p>
      <text:p text:style-name="P1"><text:s text:c="4"/>-&gt; begin</text:p>
      <text:p text:style-name="P1"><text:s text:c="4"/>-&gt; select * from student;</text:p>
      <text:p text:style-name="P1"><text:s text:c="4"/>-&gt; end;</text:p>
      <text:p text:style-name="P1"><text:s text:c="4"/>-&gt; $$</text:p>
      <text:p text:style-name="P1">ERROR 1064 (42000): You have an error in your SQL syntax; check the manual that corresponds to your MySQL server version for the right syntax to use near 'prodecure getname()</text:p>
      <text:p text:style-name="P1">begin</text:p>
      <text:p text:style-name="P1">select * from student;</text:p>
      <text:p text:style-name="P1">end' at line 1</text:p>
      <text:p text:style-name="P1">mysql&gt; <text:s/>delimiter $$</text:p>
      <text:p text:style-name="P1">mysql&gt; create procedure getname() begin select * from student; end;$$</text:p>
      <text:p text:style-name="P1">Query OK, 0 rows affected (0.00 sec)</text:p>
      <text:p text:style-name="P1"/>
      <text:p text:style-name="P1">mysql&gt; <text:s/>delimiter ;</text:p>
      <text:p text:style-name="P1">mysql&gt; call getname();</text:p>
      <text:p text:style-name="P1">ERROR 1146 (42S02): Table 'IT.student' doesn't exist</text:p>
      <text:p text:style-name="P1">mysql&gt; <text:s/>delimiter $$</text:p>
      <text:p text:style-name="P1">mysql&gt; create procedure getname() begin select * from stud; end;$$</text:p>
      <text:p text:style-name="P1">ERROR 1304 (42000): PROCEDURE getname already exists</text:p>
      <text:p text:style-name="P1">mysql&gt; <text:s/>delimiter $$</text:p>
      <text:p text:style-name="P1">mysql&gt; create procedure getname2() begin select * from stud; end;$$</text:p>
      <text:p text:style-name="P1">Query OK, 0 rows affected (0.03 sec)</text:p>
      <text:p text:style-name="P1"/>
      <text:p text:style-name="P1">mysql&gt; <text:s/>delimiter ;</text:p>
      <text:p text:style-name="P1">mysql&gt; call getname2();</text:p>
      <text:p text:style-name="P1">ERROR 1146 (42S02): Table 'IT.stud' doesn't exist</text:p>
      <text:p text:style-name="P1">mysql&gt; select * from employee;</text:p>
      <text:p text:style-name="P1">ERROR 1146 (42S02): Table 'IT.employee' doesn't exist</text:p>
      <text:p text:style-name="P1">mysql&gt; shows tables;</text:p>
      <text:p text:style-name="P1">ERROR 1064 (42000): You have an error in your SQL syntax; check the manual that corresponds to your MySQL server version for the right syntax to use near 'shows tables' at line 1</text:p>
      <text:p text:style-name="P1">mysql&gt; SHOW TABLES;</text:p>
      <text:p text:style-name="P1">+--------------+</text:p>
      <text:p text:style-name="P1">| Tables_in_IT |</text:p>
      <text:p text:style-name="P1">+--------------+</text:p>
      <text:p text:style-name="P1">| IT_stud <text:s text:c="5"/>|</text:p>
      <text:p text:style-name="P1">| kamble <text:s text:c="6"/>|</text:p>
      <text:p text:style-name="P1">+--------------+</text:p>
      <text:p text:style-name="P1">2 rows in set (0.00 sec)</text:p>
      <text:p text:style-name="P1"/>
      <text:p text:style-name="P1">mysql&gt; <text:s/>delimiter $$</text:p>
      <text:p text:style-name="P1">mysql&gt; create procedure getname3() begin select * from IT_stud; end;$$</text:p>
      <text:p text:style-name="P1">Query OK, 0 rows affected (0.00 sec)</text:p>
      <text:p text:style-name="P1"/>
      <text:p text:style-name="P1">mysql&gt; <text:s/>delimiter ;</text:p>
      <text:p text:style-name="P1">mysql&gt; call getname3();</text:p>
      <text:p text:style-name="P1">+------+------+---------+---------+</text:p>
      <text:p text:style-name="P1">| roll | name | address | percent |</text:p>
      <text:p text:style-name="P1"><text:soft-page-break/>+------+------+---------+---------+</text:p>
      <text:p text:style-name="P1">| <text:s text:c="3"/>1 | abc <text:s/>| katraj <text:s/>| <text:s text:c="5"/>89 |</text:p>
      <text:p text:style-name="P1">| <text:s text:c="3"/>2 | efg <text:s/>| katrraa | <text:s text:c="5"/>90 |</text:p>
      <text:p text:style-name="P1">| <text:s text:c="3"/>3 | gih <text:s/>| karjat <text:s/>| <text:s text:c="5"/>70 |</text:p>
      <text:p text:style-name="P1">| <text:s text:c="3"/>4 | iop <text:s/>| kam <text:s text:c="4"/>| <text:s text:c="5"/>74 |</text:p>
      <text:p text:style-name="P1">+------+------+---------+---------+</text:p>
      <text:p text:style-name="P1">4 rows in set (0.04 sec)</text:p>
      <text:p text:style-name="P1"/>
      <text:p text:style-name="P1">Query OK, 0 rows affected (0.04 sec)</text:p>
      <text:p text:style-name="P1"/>
      <text:p text:style-name="P1">mysql&gt; <text:s/>delimiter $$</text:p>
      <text:p text:style-name="P1">mysql&gt; create procedure getname4(in cname char(30))</text:p>
      <text:p text:style-name="P1"><text:s text:c="4"/>-&gt; begin</text:p>
      <text:p text:style-name="P1"><text:s text:c="4"/>-&gt; select * from IT_stud where address=cname;</text:p>
      <text:p text:style-name="P1"><text:s text:c="4"/>-&gt; end;</text:p>
      <text:p text:style-name="P1"><text:s text:c="4"/>-&gt; $$</text:p>
      <text:p text:style-name="P1">Query OK, 0 rows affected (0.01 sec)</text:p>
      <text:p text:style-name="P1"/>
      <text:p text:style-name="P1">mysql&gt; <text:s/>delimiter ;</text:p>
      <text:p text:style-name="P1">mysql&gt; call getname4('katraj');</text:p>
      <text:p text:style-name="P1">+------+------+---------+---------+</text:p>
      <text:p text:style-name="P1">| roll | name | address | percent |</text:p>
      <text:p text:style-name="P1">+------+------+---------+---------+</text:p>
      <text:p text:style-name="P1">| <text:s text:c="3"/>1 | abc <text:s/>| katraj <text:s/>| <text:s text:c="5"/>89 |</text:p>
      <text:p text:style-name="P1">+------+------+---------+-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text:s/>delimiter $$</text:p>
      <text:p text:style-name="P1">mysql&gt; create procedure getname5(in var1 int)</text:p>
      <text:p text:style-name="P1"><text:s text:c="4"/>-&gt; begin</text:p>
      <text:p text:style-name="P1"><text:s text:c="4"/>-&gt; select var1+2 as result;</text:p>
      <text:p text:style-name="P1"><text:s text:c="4"/>-&gt; end;</text:p>
      <text:p text:style-name="P1"><text:s text:c="4"/>-&gt; $$</text:p>
      <text:p text:style-name="P1">Query OK, 0 rows affected (0.00 sec)</text:p>
      <text:p text:style-name="P1"/>
      <text:p text:style-name="P1">mysql&gt; <text:s/>delimiter ;</text:p>
      <text:p text:style-name="P1">mysql&gt; call getname5(33);</text:p>
      <text:p text:style-name="P1">+--------+</text:p>
      <text:p text:style-name="P1">| result |</text:p>
      <text:p text:style-name="P1">+--------+</text:p>
      <text:p text:style-name="P1">| <text:s text:c="4"/>35 |</text:p>
      <text:p text:style-name="P1">+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text:s/>delimiter $$</text:p>
      <text:p text:style-name="P1">mysql&gt; create procedure getname6(out var1 varchar(20))</text:p>
      <text:p text:style-name="P1"><text:s text:c="4"/>-&gt; begin</text:p>
      <text:p text:style-name="P1"><text:s text:c="4"/>-&gt; select var1='heliii';</text:p>
      <text:p text:style-name="P1"><text:soft-page-break/><text:s text:c="4"/>-&gt; end;</text:p>
      <text:p text:style-name="P1"><text:s text:c="4"/>-&gt; $$</text:p>
      <text:p text:style-name="P1">Query OK, 0 rows affected (0.00 sec)</text:p>
      <text:p text:style-name="P1"/>
      <text:p text:style-name="P1">mysql&gt; <text:s/>delimiter ;</text:p>
      <text:p text:style-name="P1">mysql&gt; call getname6(@var1);</text:p>
      <text:p text:style-name="P1">+---------------+</text:p>
      <text:p text:style-name="P1">| var1='heliii' |</text:p>
      <text:p text:style-name="P1">+---------------+</text:p>
      <text:p text:style-name="P1">| <text:s text:c="9"/>NULL |</text:p>
      <text:p text:style-name="P1">+---------------+</text:p>
      <text:p text:style-name="P1">1 row in set (0.00 sec)</text:p>
      <text:p text:style-name="P1"/>
      <text:p text:style-name="P1">Query OK, 0 rows affected (0.00 sec)</text:p>
      <text:p text:style-name="P1"/>
      <text:p text:style-name="P1">mysql&gt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9T15:35:30.652555503</meta:creation-date>
    <dc:date>2022-05-09T15:35:58.540825222</dc:date>
    <meta:editing-duration>PT28S</meta:editing-duration>
    <meta:editing-cycles>1</meta:editing-cycles>
    <meta:document-statistic meta:table-count="0" meta:image-count="0" meta:object-count="0" meta:page-count="5" meta:paragraph-count="199" meta:word-count="884" meta:character-count="5922" meta:non-whitespace-character-count="4216"/>
    <meta:generator>LibreOffice/5.1.6.2$Linux_X86_64 LibreOffice_project/10m0$Build-2</meta:generator>
  </office:meta>
</office:document-meta>
</file>